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ac59" officeooo:paragraph-rsid="0014ac59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ac59" officeooo:paragraph-rsid="0014ac5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4ac59" officeooo:paragraph-rsid="0014ac59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4ac5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4ac5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2f4b" officeooo:paragraph-rsid="00152f4b"/>
    </style:style>
    <style:style style:name="P7" style:family="paragraph" style:parent-style-name="Standard">
      <style:paragraph-properties fo:text-align="start" style:justify-single-word="false"/>
      <style:text-properties officeooo:rsid="00152f4b" officeooo:paragraph-rsid="00152f4b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2f4b" officeooo:paragraph-rsid="00152f4b" style:font-weight-asian="bold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9.60000038146973pt" style:font-weight-asian="bold" style:font-size-complex="11pt" style:font-weight-complex="bold"/>
    </style:style>
    <style:style style:name="T2" style:family="text">
      <style:text-properties fo:font-size="11pt" style:text-underline-style="solid" style:text-underline-width="auto" style:text-underline-color="font-color" fo:font-weight="bold" officeooo:rsid="0014ac59" style:font-size-asian="9.60000038146973pt" style:font-weight-asian="bold" style:font-size-complex="11pt" style:font-weight-complex="bold"/>
    </style:style>
    <style:style style:name="T3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officeooo:rsid="0014ac59" style:font-size-asian="9.60000038146973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0152f4b" style:font-size-asian="9.60000038146973pt" style:font-weight-asian="normal" style:font-size-complex="11pt" style:font-weight-complex="normal"/>
    </style:style>
    <style:style style:name="T6" style:family="text">
      <style:text-properties fo:font-size="11pt" style:text-underline-style="none" fo:font-weight="bold" style:font-size-asian="9.60000038146973pt" style:font-weight-asian="bold" style:font-size-complex="11pt" style:font-weight-complex="bold"/>
    </style:style>
    <style:style style:name="T7" style:family="text">
      <style:text-properties fo:font-size="11pt" style:text-underline-style="none" fo:font-weight="bold" officeooo:rsid="0014ac59" style:font-size-asian="9.60000038146973pt" style:font-weight-asian="bold" style:font-size-complex="11pt" style:font-weight-complex="bold"/>
    </style:style>
    <style:style style:name="T8" style:family="text">
      <style:text-properties fo:font-size="11pt" style:text-underline-style="none" style:font-size-asian="9.60000038146973pt" style:font-size-complex="11pt"/>
    </style:style>
    <style:style style:name="T9" style:family="text">
      <style:text-properties fo:font-size="11pt" style:font-size-asian="9.60000038146973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nctionnalités de l’application</text:p>
      <text:p text:style-name="P2"/>
      <text:p text:style-name="P3"/>
      <text:p text:style-name="P4"><text:span text:style-name="T2">Objectif</text:span><text:span text:style-name="T4">: Proposer une application web permettant de gérer le réseau de bus de la ville</text:span></text:p>
      <text:p text:style-name="P4"><text:span text:style-name="T4"/></text:p>
      <text:p text:style-name="P1"><text:span text:style-name="T1">Fonctionalités</text:span><text:span text:style-name="T3">:</text:span></text:p>
      <text:p text:style-name="P3">- Ajout de différentes lignes avec destination et point de départ</text:p>
      <text:p text:style-name="P3">- Ajout de compagnies de bus</text:p>
      <text:p text:style-name="P4"><text:span text:style-name="T4">- Pour chaque lignes proposer des trajets à des horraires différents</text:span></text:p>
      <text:p text:style-name="P4"><text:span text:style-name="T4">- Deux types d’utilisateur:</text:span></text:p>
      <text:list xml:id="list4270499752" text:style-name="L1">
        <text:list-item>
          <text:p text:style-name="P5"><text:span text:style-name="T7">administrateur</text:span><text:span text:style-name="T4">: Ajout/Suppresion/Modification </text:span><text:span text:style-name="T5">de chaque trajets + création des différents utilisateurs dans la base de données</text:span></text:p>
        </text:list-item>
        <text:list-item>
          <text:p text:style-name="P6"><text:span text:style-name="T6">chef de service</text:span><text:span text:style-name="T3">: affecte un chauffeur à un trajet et peut modifier le lieu de départ et d’arrivée et de chaque trajet ainsi que les horaires</text:span></text:p>
        </text:list-item>
        <text:list-item>
          <text:p text:style-name="P6"><text:span text:style-name="T6">chauffeur</text:span><text:span text:style-name="T3">: Peut voir les trajets qui lui sont affectés</text:span></text:p>
        </text:list-item>
        <text:list-item>
          <text:p text:style-name="P6"><text:span text:style-name="T6">client</text:span><text:span text:style-name="T3">: Peut consulter les différents trajets disponibles et les horraires </text:span></text:p>
        </text:list-item>
      </text:list>
      <text:p text:style-name="P7"><text:span text:style-name="T3"><text:tab/><text:tab/></text:span></text:p>
      <text:p text:style-name="P7"><text:span text:style-name="T3"/></text:p>
      <text:p text:style-name="P8"><text:span text:style-name="T9">Maquette application:</text:span></text:p>
      <text:p text:style-name="P8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09:19:41.043981755</meta:creation-date>
    <dc:date>2020-11-02T09:40:34.743523354</dc:date>
    <meta:editing-duration>PT22S</meta:editing-duration>
    <meta:editing-cycles>1</meta:editing-cycles>
    <meta:document-statistic meta:table-count="0" meta:image-count="0" meta:object-count="0" meta:page-count="1" meta:paragraph-count="13" meta:word-count="117" meta:character-count="744" meta:non-whitespace-character-count="640"/>
    <meta:generator>LibreOffice/6.4.6.2$Linux_X86_64 LibreOffice_project/40$Build-2</meta:generator>
  </office:meta>
</office:document-meta>
</file>